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Model.getIndexOfChild( Object parentNode , Object child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Model.removeTreeModelListener( TreeModelListener treeModel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Model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Model.isLeaf( Objec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odel.addTreeModelListener( TreeModelListener treeModel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Model.XmlModel( Xml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Model.valueForPathChanged( TreePath treePath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odel.getChild( Object nod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Model.getChildCount( Objec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